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99ff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fill-color="#9933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761cm"/>
    </style:style>
    <style:style style:name="gr7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87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68cm"/>
    </style:style>
    <style:style style:name="gr10" style:family="graphic" style:parent-style-name="standard">
      <style:graphic-properties draw:fill-color="#cc99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2cm" svg:x="3.2cm" svg:y="10.3cm">
          <text:p text:style-name="P1"><text:span text:style-name="T1">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2" draw:text-style-name="P1" draw:layer="layout" svg:x1="6.3cm" svg:y1="11.2cm" svg:x2="13.4cm" svg:y2="11.2cm">
          <text:p/>
        </draw:line>
        <draw:line draw:style-name="gr3" draw:text-style-name="P1" draw:layer="layout" svg:x1="15.5cm" svg:y1="12.2cm" svg:x2="15.5cm" svg:y2="14.5cm">
          <text:p/>
        </draw:line>
        <draw:custom-shape draw:style-name="gr4" draw:text-style-name="P2" draw:layer="layout" svg:width="1cm" svg:height="1cm" svg:x="14.3cm" svg:y="12.7cm">
          <text:p text:style-name="P1"><text:span text:style-name="T1">2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3.144cm" svg:height="0.963cm" svg:x="15.5cm" svg:y="12.737cm">
          <draw:text-box>
            <text:p text:style-name="P1">Edit code</text:p>
          </draw:text-box>
        </draw:frame>
        <draw:custom-shape draw:style-name="gr1" draw:text-style-name="P2" draw:layer="layout" svg:width="3cm" svg:height="2cm" svg:x="3.201cm" svg:y="14.501cm">
          <text:p text:style-name="P1"><text:span text:style-name="T1">Edited </text:span></text:p>
          <text:p text:style-name="P1"><text:span text:style-name="T1">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1" draw:layer="layout" svg:x1="4.7cm" svg:y1="12.2cm" svg:x2="4.7cm" svg:y2="14.5cm">
          <text:p/>
        </draw:line>
        <draw:custom-shape draw:style-name="gr4" draw:text-style-name="P2" draw:layer="layout" svg:width="1cm" svg:height="1cm" svg:x="5cm" svg:y="12.7cm">
          <text:p text:style-name="P1"><text:span text:style-name="T1">2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4.261cm" svg:height="0.963cm" svg:x="6.1cm" svg:y="12.738cm">
          <draw:text-box>
            <text:p text:style-name="P1">Edit model</text:p>
          </draw:text-box>
        </draw:frame>
        <draw:line draw:style-name="gr7" draw:text-style-name="P1" draw:layer="layout" svg:x1="6.2cm" svg:y1="15.5cm" svg:x2="13.5cm" svg:y2="15.5cm">
          <text:p/>
        </draw:line>
        <draw:custom-shape draw:style-name="gr4" draw:text-style-name="P2" draw:layer="layout" svg:width="1cm" svg:height="1cm" svg:x="6.3cm" svg:y="14.2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6.378cm" svg:height="0.963cm" svg:x="7.3cm" svg:y="14.237cm">
          <draw:text-box>
            <text:p text:style-name="P1">Synchronize artifacts</text:p>
          </draw:text-box>
        </draw:frame>
        <draw:custom-shape draw:style-name="gr4" draw:text-style-name="P2" draw:layer="layout" svg:width="1cm" svg:height="1cm" svg:x="6.7cm" svg:y="9.4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5.18cm" svg:height="1.675cm" svg:x="7.82cm" svg:y="9.437cm">
          <draw:text-box>
            <text:p text:style-name="P1">Generate code</text:p>
            <text:p text:style-name="P1">(Batch)</text:p>
          </draw:text-box>
        </draw:frame>
        <draw:custom-shape draw:style-name="gr10" draw:text-style-name="P2" draw:layer="layout" svg:width="3.354cm" svg:height="2cm" svg:x="13.502cm" svg:y="10.302cm">
          <text:p text:style-name="P1"><text:span text:style-name="T1">Generated</text:span></text:p>
          <text:p text:style-name="P1"><text:span text:style-name="T1">Cod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2" draw:layer="layout" svg:width="3.354cm" svg:height="2cm" svg:x="13.503cm" svg:y="14.503cm">
          <text:p text:style-name="P1"><text:span text:style-name="T1">Edited</text:span></text:p>
          <text:p text:style-name="P1"><text:span text:style-name="T1">Cod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1M25S</meta:editing-duration>
    <meta:editing-cycles>15</meta:editing-cycles>
    <meta:generator>OpenOffice/4.1.2$Win32 OpenOffice.org_project/412m3$Build-9782</meta:generator>
    <dc:date>2016-04-26T17:04:12.18</dc:date>
    <dc:creator>Shuai Li</dc:creator>
    <meta:document-statistic meta:object-count="16"/>
  </office:meta>
</office:document-meta>
</file>